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2"><text:span text:style-name="T1">MILO</text:span></text:p>
          <text:list>
            <text:list-item>
              <text:p text:style-name="P3">The options are hiding during the goodbye speech if you click</text:p>
            </text:list-item>
          </text:list>
        </text:list-item>
        <text:list-item>
          <text:p text:style-name="P2">General</text:p>
          <text:list>
            <text:list-item>
              <text:p text:style-name="P4">When the site goes live, take the url from game.html and make sure that that's the only url that pauses the game when pauseGame() is run. I don't want it pausing on index.html or conclusion.htm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4T11:53:56.29</dc:date>
    <meta:editing-duration>P15DT18H6M13S</meta:editing-duration>
    <meta:editing-cycles>115</meta:editing-cycles>
    <meta:generator>OpenOffice/4.1.1$Win32 OpenOffice.org_project/411m6$Build-9775</meta:generator>
    <meta:document-statistic meta:table-count="0" meta:image-count="0" meta:object-count="0" meta:page-count="1" meta:paragraph-count="10" meta:word-count="66" meta:character-count="345"/>
  </office:meta>
</office:document-meta>
</file>